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2.025cm"/>
    </style:style>
    <style:style style:name="co4" style:family="table-column">
      <style:table-column-properties fo:break-before="auto" style:column-width="1.475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1.531cm"/>
    </style:style>
    <style:style style:name="co7" style:family="table-column">
      <style:table-column-properties fo:break-before="auto" style:column-width="3.417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1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unit</text:p>
          </table:table-cell>
          <table:table-cell table:style-name="Default" office:value-type="string">
            <text:p>split</text:p>
          </table:table-cell>
          <table:table-cell office:value-type="string">
            <text:p>desc</text:p>
          </table:table-cell>
          <table:table-cell office:value-type="string">
            <text:p>stored</text:p>
          </table:table-cell>
          <table:table-cell office:value-type="string">
            <text:p>category</text:p>
          </table:table-cell>
          <table:table-cell office:value-type="string">
            <text:p>dist</text:p>
          </table:table-cell>
        </table:table-row>
        <table:table-row table:style-name="ro1">
          <table:table-cell office:value-type="string">
            <text:p>Apple Juice</text:p>
          </table:table-cell>
          <table:table-cell office:value-type="string">
            <text:p>F10112</text:p>
          </table:table-cell>
          <table:table-cell office:value-type="string">
            <text:p>6/1.89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ba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Avocado</text:p>
          </table:table-cell>
          <table:table-cell office:value-type="string">
            <text:p>Q01002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Bacon</text:p>
          </table:table-cell>
          <table:table-cell office:value-type="string">
            <text:p>F27126</text:p>
          </table:table-cell>
          <table:table-cell office:value-type="string">
            <text:p>1/5kg</text:p>
          </table:table-cell>
          <table:table-cell office:value-type="boolean" office:boolean-value="false">
            <text:p>FALSE</text:p>
          </table:table-cell>
          <table:table-cell office:value-type="string">
            <text:p>16/18 Center Cut</text:p>
          </table:table-cell>
          <table:table-cell office:value-type="string">
            <text:p>fridge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king Powder</text:p>
          </table:table-cell>
          <table:table-cell office:value-type="string">
            <text:p>F09020</text:p>
          </table:table-cell>
          <table:table-cell office:value-type="string">
            <text:p>1/5kg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lsamic</text:p>
          </table:table-cell>
          <table:table-cell office:value-type="string">
            <text:p>F05075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rley</text:p>
          </table:table-cell>
          <table:table-cell office:value-type="string">
            <text:p>F02106</text:p>
          </table:table-cell>
          <table:table-cell office:value-type="string">
            <text:p>1/2lbs</text:p>
          </table:table-cell>
          <table:table-cell office:value-type="boolean" office:boolean-value="true">
            <text:p>TRUE</text:p>
          </table:table-cell>
          <table:table-cell office:value-type="string">
            <text:p>Pearl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sil</text:p>
          </table:table-cell>
          <table:table-cell office:value-type="string">
            <text:p>F13870</text:p>
          </table:table-cell>
          <table:table-cell office:value-type="string">
            <text:p>1/190gm</text:p>
          </table:table-cell>
          <table:table-cell office:value-type="boolean" office:boolean-value="false">
            <text:p>FALSE</text:p>
          </table:table-cell>
          <table:table-cell office:value-type="string">
            <text:p>Leaves, Rubbed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sket Liners</text:p>
          </table:table-cell>
          <table:table-cell office:value-type="string">
            <text:p>F55773</text:p>
          </table:table-cell>
          <table:table-cell office:value-type="string">
            <text:p>1/2000's</text:p>
          </table:table-cell>
          <table:table-cell office:value-type="boolean" office:boolean-value="false">
            <text:p>FALSE</text:p>
          </table:table-cell>
          <table:table-cell office:value-type="string">
            <text:p>Red, Checkers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ttered Mushrooms</text:p>
          </table:table-cell>
          <table:table-cell office:value-type="string">
            <text:p>F20341</text:p>
          </table:table-cell>
          <table:table-cell office:value-type="string">
            <text:p>1/5lb</text:p>
          </table:table-cell>
          <table:table-cell office:value-type="boolean" office:boolean-value="false">
            <text:p>FALSE</text:p>
          </table:table-cell>
          <table:table-cell office:value-type="string">
            <text:p>Button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y Leaves</text:p>
          </table:table-cell>
          <table:table-cell office:value-type="string">
            <text:p>F13875</text:p>
          </table:table-cell>
          <table:table-cell office:value-type="string">
            <text:p>1/57gm</text:p>
          </table:table-cell>
          <table:table-cell office:value-type="boolean" office:boolean-value="false">
            <text:p>FALSE</text:p>
          </table:table-cell>
          <table:table-cell office:value-type="string">
            <text:p>Whole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eef Soup Base</text:p>
          </table:table-cell>
          <table:table-cell office:value-type="string">
            <text:p>F02894</text:p>
          </table:table-cell>
          <table:table-cell office:value-type="string">
            <text:p>4/946ml</text:p>
          </table:table-cell>
          <table:table-cell office:value-type="boolean" office:boolean-value="true">
            <text:p>TRUE</text:p>
          </table:table-cell>
          <table:table-cell office:value-type="string">
            <text:p>Liquid, Concentrate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eyond Beef</text:p>
          </table:table-cell>
          <table:table-cell office:value-type="string">
            <text:p>F22344</text:p>
          </table:table-cell>
          <table:table-cell office:value-type="string">
            <text:p>1/10lb</text:p>
          </table:table-cell>
          <table:table-cell office:value-type="boolean" office:boolean-value="false">
            <text:p>FALSE</text:p>
          </table:table-cell>
          <table:table-cell office:value-type="string">
            <text:p>4oz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Big Takeout</text:p>
          </table:table-cell>
          <table:table-cell office:value-type="string">
            <text:p>F54397</text:p>
          </table:table-cell>
          <table:table-cell office:value-type="string">
            <text:p>2/100's</text:p>
          </table:table-cell>
          <table:table-cell office:value-type="boolean" office:boolean-value="true">
            <text:p>TRUE</text:p>
          </table:table-cell>
          <table:table-cell office:value-type="string">
            <text:p>9x9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lack Pepper</text:p>
          </table:table-cell>
          <table:table-cell office:value-type="string">
            <text:p>F13914</text:p>
          </table:table-cell>
          <table:table-cell office:value-type="string">
            <text:p>2/2.3kg</text:p>
          </table:table-cell>
          <table:table-cell office:value-type="boolean" office:boolean-value="false">
            <text:p>FALSE</text:p>
          </table:table-cell>
          <table:table-cell office:value-type="string">
            <text:p>Ground, Jug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lack Pepper</text:p>
          </table:table-cell>
          <table:table-cell office:value-type="string">
            <text:p>F13881</text:p>
          </table:table-cell>
          <table:table-cell office:value-type="string">
            <text:p>1/2.1kg</text:p>
          </table:table-cell>
          <table:table-cell office:value-type="boolean" office:boolean-value="false">
            <text:p>FALSE</text:p>
          </table:table-cell>
          <table:table-cell office:value-type="string">
            <text:p>Cracked, Jug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lack Pepper</text:p>
          </table:table-cell>
          <table:table-cell office:value-type="string">
            <text:p>F99997</text:p>
          </table:table-cell>
          <table:table-cell office:value-type="string">
            <text:p>6/1000</text:p>
          </table:table-cell>
          <table:table-cell office:value-type="boolean" office:boolean-value="false">
            <text:p>FALSE</text:p>
          </table:table-cell>
          <table:table-cell office:value-type="string">
            <text:p>Ground, Individual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leach</text:p>
          </table:table-cell>
          <table:table-cell office:value-type="string">
            <text:p>F55751</text:p>
          </table:table-cell>
          <table:table-cell office:value-type="string">
            <text:p>6/5lt</text:p>
          </table:table-cell>
          <table:table-cell office:value-type="boolean" office:boolean-value="true">
            <text:p>TRUE</text:p>
          </table:table-cell>
          <table:table-cell table:style-name="ce2" office:value-type="percentage" office:value="0.06">
            <text:p>6%</text:p>
          </table:table-cell>
          <table:table-cell office:value-type="string">
            <text:p>pantry</text:p>
          </table:table-cell>
          <table:table-cell office:value-type="string">
            <text:p>chemical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lue Cheese Dressing</text:p>
          </table:table-cell>
          <table:table-cell office:value-type="string">
            <text:p>F05065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fridge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rie</text:p>
          </table:table-cell>
          <table:table-cell office:value-type="string">
            <text:p>F20494</text:p>
          </table:table-cell>
          <table:table-cell office:value-type="string">
            <text:p>1/300gm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utt Shrimp</text:p>
          </table:table-cell>
          <table:table-cell office:value-type="string">
            <text:p>F43187</text:p>
          </table:table-cell>
          <table:table-cell office:value-type="string">
            <text:p>4/25.lb</text:p>
          </table:table-cell>
          <table:table-cell office:value-type="boolean" office:boolean-value="true">
            <text:p>TRUE</text:p>
          </table:table-cell>
          <table:table-cell office:value-type="string">
            <text:p>Breaded, Butterfly 21/25</text:p>
          </table:table-cell>
          <table:table-cell office:value-type="string">
            <text:p>freezer</text:p>
          </table:table-cell>
          <table:table-cell office:value-type="string">
            <text:p>seafoo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uttermilk</text:p>
          </table:table-cell>
          <table:table-cell office:value-type="string">
            <text:p>F44183</text:p>
          </table:table-cell>
          <table:table-cell office:value-type="string">
            <text:p>12/1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Cabbage</text:p>
          </table:table-cell>
          <table:table-cell office:value-type="string">
            <text:p>Q02110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aesar</text:p>
          </table:table-cell>
          <table:table-cell office:value-type="string">
            <text:p>F05098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 office:value-type="string">
            <text:p>Mighty, Gourmet</text:p>
          </table:table-cell>
          <table:table-cell office:value-type="string">
            <text:p>fridge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ajun Seasoning</text:p>
          </table:table-cell>
          <table:table-cell office:value-type="string">
            <text:p>F14213</text:p>
          </table:table-cell>
          <table:table-cell office:value-type="string">
            <text:p>1/675gn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alamari</text:p>
          </table:table-cell>
          <table:table-cell office:value-type="string">
            <text:p>F42751</text:p>
          </table:table-cell>
          <table:table-cell office:value-type="string">
            <text:p>6/2lb</text:p>
          </table:table-cell>
          <table:table-cell office:value-type="boolean" office:boolean-value="true">
            <text:p>TRUE</text:p>
          </table:table-cell>
          <table:table-cell office:value-type="string">
            <text:p>Breaded</text:p>
          </table:table-cell>
          <table:table-cell office:value-type="string">
            <text:p>freezer</text:p>
          </table:table-cell>
          <table:table-cell office:value-type="string">
            <text:p>seafoo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anola </text:p>
          </table:table-cell>
          <table:table-cell office:value-type="string">
            <text:p>F13745</text:p>
          </table:table-cell>
          <table:table-cell office:value-type="string">
            <text:p>1/16lt</text:p>
          </table:table-cell>
          <table:table-cell office:value-type="boolean" office:boolean-value="false">
            <text:p>FALSE</text:p>
          </table:table-cell>
          <table:table-cell office:value-type="string">
            <text:p>Canola Oil, Box</text:p>
          </table:table-cell>
          <table:table-cell office:value-type="string">
            <text:p>pantry</text:p>
          </table:table-cell>
          <table:table-cell office:value-type="string">
            <text:p>oil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Q02150B</text:p>
          </table:table-cell>
          <table:table-cell office:value-type="string">
            <text:p>1/lb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Celery</text:p>
          </table:table-cell>
          <table:table-cell office:value-type="string">
            <text:p>Q02270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eddar</text:p>
          </table:table-cell>
          <table:table-cell office:value-type="string">
            <text:p>F20595</text:p>
          </table:table-cell>
          <table:table-cell office:value-type="string">
            <text:p>4/2.5kg</text:p>
          </table:table-cell>
          <table:table-cell office:value-type="boolean" office:boolean-value="true">
            <text:p>TRUE</text:p>
          </table:table-cell>
          <table:table-cell office:value-type="string">
            <text:p>Shredded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eese Balls</text:p>
          </table:table-cell>
          <table:table-cell office:value-type="string">
            <text:p>F35610</text:p>
          </table:table-cell>
          <table:table-cell office:value-type="string">
            <text:p>1/5lb</text:p>
          </table:table-cell>
          <table:table-cell office:value-type="boolean" office:boolean-value="false">
            <text:p>FALSE</text:p>
          </table:table-cell>
          <table:table-cell office:value-type="string">
            <text:p>Cheddar 32+/lb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eese Curd</text:p>
          </table:table-cell>
          <table:table-cell office:value-type="string">
            <text:p>F20604</text:p>
          </table:table-cell>
          <table:table-cell office:value-type="string">
            <text:p>1/2kg</text:p>
          </table:table-cell>
          <table:table-cell office:value-type="boolean" office:boolean-value="true">
            <text:p>TRUE</text:p>
          </table:table-cell>
          <table:table-cell office:value-type="string">
            <text:p>White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icken Breast</text:p>
          </table:table-cell>
          <table:table-cell office:value-type="string">
            <text:p>F32789</text:p>
          </table:table-cell>
          <table:table-cell office:value-type="string">
            <text:p>1/4kg</text:p>
          </table:table-cell>
          <table:table-cell office:value-type="boolean" office:boolean-value="false">
            <text:p>FALSE</text:p>
          </table:table-cell>
          <table:table-cell office:value-type="string">
            <text:p>Breaded, Supreme Crunch</text:p>
          </table:table-cell>
          <table:table-cell office:value-type="string">
            <text:p>freezer</text:p>
          </table:table-cell>
          <table:table-cell office:value-type="string">
            <text:p>meat</text:p>
          </table:table-cell>
          <table:table-cell office:value-type="string">
            <text:p>pigolive</text:p>
          </table:table-cell>
        </table:table-row>
        <table:table-row table:style-name="ro1">
          <table:table-cell office:value-type="string">
            <text:p>Chicken Breast</text:p>
          </table:table-cell>
          <table:table-cell office:value-type="string">
            <text:p>P00002</text:p>
          </table:table-cell>
          <table:table-cell office:value-type="string">
            <text:p>10lb</text:p>
          </table:table-cell>
          <table:table-cell office:value-type="boolean" office:boolean-value="false">
            <text:p>FALSE</text:p>
          </table:table-cell>
          <table:table-cell office:value-type="string">
            <text:p>Boneless, Skinless</text:p>
          </table:table-cell>
          <table:table-cell office:value-type="string">
            <text:p>fridge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icken Breasts</text:p>
          </table:table-cell>
          <table:table-cell office:value-type="string">
            <text:p>F31648</text:p>
          </table:table-cell>
          <table:table-cell office:value-type="string">
            <text:p>1/4kg</text:p>
          </table:table-cell>
          <table:table-cell office:value-type="boolean" office:boolean-value="false">
            <text:p>FALSE</text:p>
          </table:table-cell>
          <table:table-cell office:value-type="string">
            <text:p>50z, Boneless, Skinless</text:p>
          </table:table-cell>
          <table:table-cell office:value-type="string">
            <text:p>freezer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icken Soup Base</text:p>
          </table:table-cell>
          <table:table-cell office:value-type="string">
            <text:p>F02895</text:p>
          </table:table-cell>
          <table:table-cell office:value-type="string">
            <text:p>6/946ml</text:p>
          </table:table-cell>
          <table:table-cell office:value-type="boolean" office:boolean-value="true">
            <text:p>TRUE</text:p>
          </table:table-cell>
          <table:table-cell office:value-type="string">
            <text:p>Liquid, Concentrate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icken Strips</text:p>
          </table:table-cell>
          <table:table-cell office:value-type="string">
            <text:p>F32731</text:p>
          </table:table-cell>
          <table:table-cell office:value-type="string">
            <text:p>2/2kg</text:p>
          </table:table-cell>
          <table:table-cell office:value-type="boolean" office:boolean-value="false">
            <text:p>FALSE</text:p>
          </table:table-cell>
          <table:table-cell office:value-type="string">
            <text:p>Love Me Tenders</text:p>
          </table:table-cell>
          <table:table-cell office:value-type="string">
            <text:p>freezer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opped Garlic</text:p>
          </table:table-cell>
          <table:table-cell office:value-type="string">
            <text:p>F05225</text:p>
          </table:table-cell>
          <table:table-cell office:value-type="string">
            <text:p>6/1kg</text:p>
          </table:table-cell>
          <table:table-cell office:value-type="boolean" office:boolean-value="true">
            <text:p>TRUE</text:p>
          </table:table-cell>
          <table:table-cell office:value-type="string">
            <text:p>In Oil,</text:p>
          </table:table-cell>
          <table:table-cell office:value-type="string">
            <text:p>fridge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lamato</text:p>
          </table:table-cell>
          <table:table-cell office:value-type="string">
            <text:p>F10166</text:p>
          </table:table-cell>
          <table:table-cell office:value-type="string">
            <text:p>8/1.89lt</text:p>
          </table:table-cell>
          <table:table-cell office:value-type="boolean" office:boolean-value="true">
            <text:p>TRUE</text:p>
          </table:table-cell>
          <table:table-cell office:value-type="string">
            <text:p>Jug</text:p>
          </table:table-cell>
          <table:table-cell office:value-type="string">
            <text:p>pantry</text:p>
          </table:table-cell>
          <table:table-cell office:value-type="string">
            <text:p>ba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conut Shrimp</text:p>
          </table:table-cell>
          <table:table-cell office:value-type="string">
            <text:p>F43218</text:p>
          </table:table-cell>
          <table:table-cell office:value-type="string">
            <text:p>4/2.5lb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freezer</text:p>
          </table:table-cell>
          <table:table-cell office:value-type="string">
            <text:p>seafoo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d Tails</text:p>
          </table:table-cell>
          <table:table-cell office:value-type="string">
            <text:p>F42305</text:p>
          </table:table-cell>
          <table:table-cell office:value-type="string">
            <text:p>1/10lb</text:p>
          </table:table-cell>
          <table:table-cell office:value-type="boolean" office:boolean-value="false">
            <text:p>FALSE</text:p>
          </table:table-cell>
          <table:table-cell office:value-type="string">
            <text:p>5oz</text:p>
          </table:table-cell>
          <table:table-cell office:value-type="string">
            <text:p>freezer</text:p>
          </table:table-cell>
          <table:table-cell office:value-type="string">
            <text:p>seafoo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ok Out</text:p>
          </table:table-cell>
          <table:table-cell office:value-type="string">
            <text:p>F70815</text:p>
          </table:table-cell>
          <table:table-cell office:value-type="string">
            <text:p>4/4lt</text:p>
          </table:table-cell>
          <table:table-cell office:value-type="boolean" office:boolean-value="true">
            <text:p>TRUE</text:p>
          </table:table-cell>
          <table:table-cell office:value-type="string">
            <text:p>Grill &amp; Fryer Cleaner</text:p>
          </table:table-cell>
          <table:table-cell office:value-type="string">
            <text:p>pantry</text:p>
          </table:table-cell>
          <table:table-cell office:value-type="string">
            <text:p>chemical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oking Spray</text:p>
          </table:table-cell>
          <table:table-cell office:value-type="string">
            <text:p>F13611</text:p>
          </table:table-cell>
          <table:table-cell office:value-type="string">
            <text:p>6/14oz</text:p>
          </table:table-cell>
          <table:table-cell office:value-type="boolean" office:boolean-value="true">
            <text:p>TRUE</text:p>
          </table:table-cell>
          <table:table-cell office:value-type="string">
            <text:p>Canola Oil, Can</text:p>
          </table:table-cell>
          <table:table-cell office:value-type="string">
            <text:p>pantry</text:p>
          </table:table-cell>
          <table:table-cell office:value-type="string">
            <text:p>oi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riander</text:p>
          </table:table-cell>
          <table:table-cell office:value-type="string">
            <text:p>F13930</text:p>
          </table:table-cell>
          <table:table-cell office:value-type="string">
            <text:p>1/398gm</text:p>
          </table:table-cell>
          <table:table-cell office:value-type="boolean" office:boolean-value="false">
            <text:p>FALSE</text:p>
          </table:table-cell>
          <table:table-cell office:value-type="string">
            <text:p>Ground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rn Broom</text:p>
          </table:table-cell>
          <table:table-cell office:value-type="string">
            <text:p>F55430</text:p>
          </table:table-cell>
          <table:table-cell office:value-type="string">
            <text:p>1/only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chemical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rn Chips</text:p>
          </table:table-cell>
          <table:table-cell office:value-type="string">
            <text:p>F01961</text:p>
          </table:table-cell>
          <table:table-cell office:value-type="string">
            <text:p>41/50's</text:p>
          </table:table-cell>
          <table:table-cell office:value-type="boolean" office:boolean-value="true">
            <text:p>TRUE</text:p>
          </table:table-cell>
          <table:table-cell office:value-type="string">
            <text:p>6", White</text:p>
          </table:table-cell>
          <table:table-cell office:value-type="string">
            <text:p>freezer</text:p>
          </table:table-cell>
          <table:table-cell/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Corn Flakes</text:p>
          </table:table-cell>
          <table:table-cell office:value-type="string">
            <text:p>F04731</text:p>
          </table:table-cell>
          <table:table-cell office:value-type="string">
            <text:p>4/728gm</text:p>
          </table:table-cell>
          <table:table-cell office:value-type="boolean" office:boolean-value="true">
            <text:p>TRUE</text:p>
          </table:table-cell>
          <table:table-cell office:value-type="string">
            <text:p>Cereal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rriander</text:p>
          </table:table-cell>
          <table:table-cell office:value-type="string">
            <text:p>Q02286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ranberry Juice</text:p>
          </table:table-cell>
          <table:table-cell office:value-type="string">
            <text:p>F10174</text:p>
          </table:table-cell>
          <table:table-cell office:value-type="string">
            <text:p>6/1.89lt</text:p>
          </table:table-cell>
          <table:table-cell office:value-type="boolean" office:boolean-value="true">
            <text:p>TRUE</text:p>
          </table:table-cell>
          <table:table-cell office:value-type="string">
            <text:p>Cocktail</text:p>
          </table:table-cell>
          <table:table-cell office:value-type="string">
            <text:p>pantry</text:p>
          </table:table-cell>
          <table:table-cell office:value-type="string">
            <text:p>ba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ream Cheese</text:p>
          </table:table-cell>
          <table:table-cell office:value-type="string">
            <text:p>F20820</text:p>
          </table:table-cell>
          <table:table-cell office:value-type="string">
            <text:p>1/1.5kg</text:p>
          </table:table-cell>
          <table:table-cell office:value-type="boolean" office:boolean-value="true">
            <text:p>TRUE</text:p>
          </table:table-cell>
          <table:table-cell office:value-type="string">
            <text:p>Plain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Creamers</text:p>
          </table:table-cell>
          <table:table-cell office:value-type="string">
            <text:p>F44159</text:p>
          </table:table-cell>
          <table:table-cell office:value-type="string">
            <text:p>4/160's</text:p>
          </table:table-cell>
          <table:table-cell office:value-type="boolean" office:boolean-value="true">
            <text:p>TRUE</text:p>
          </table:table-cell>
          <table:table-cell table:style-name="ce2" office:value-type="percentage" office:value="0.18">
            <text:p>18%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ucumbers</text:p>
          </table:table-cell>
          <table:table-cell office:value-type="string">
            <text:p>Q02320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office:value-type="string">
            <text:p>English</text:p>
          </table:table-cell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urry Powder</text:p>
          </table:table-cell>
          <table:table-cell office:value-type="string">
            <text:p>F99998</text:p>
          </table:table-cell>
          <table:table-cell office:value-type="string">
            <text:p>1/520gm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Degreaser</text:p>
          </table:table-cell>
          <table:table-cell office:value-type="string">
            <text:p>F73500</text:p>
          </table:table-cell>
          <table:table-cell office:value-type="string">
            <text:p>4/4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chemical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Dill Weed</text:p>
          </table:table-cell>
          <table:table-cell office:value-type="string">
            <text:p>F13946</text:p>
          </table:table-cell>
          <table:table-cell office:value-type="string">
            <text:p>1/140gm</text:p>
          </table:table-cell>
          <table:table-cell office:value-type="boolean" office:boolean-value="false">
            <text:p>FALSE</text:p>
          </table:table-cell>
          <table:table-cell office:value-type="string">
            <text:p>Rubbed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Dinner Napkins</text:p>
          </table:table-cell>
          <table:table-cell office:value-type="string">
            <text:p>F55245</text:p>
          </table:table-cell>
          <table:table-cell office:value-type="string">
            <text:p>12/250's</text:p>
          </table:table-cell>
          <table:table-cell office:value-type="boolean" office:boolean-value="false">
            <text:p>FALSE</text:p>
          </table:table-cell>
          <table:table-cell office:value-type="string">
            <text:p>1-ply, 8 fold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Dish Soap</text:p>
          </table:table-cell>
          <table:table-cell office:value-type="string">
            <text:p>F72100</text:p>
          </table:table-cell>
          <table:table-cell office:value-type="string">
            <text:p>4/4lt</text:p>
          </table:table-cell>
          <table:table-cell office:value-type="boolean" office:boolean-value="true">
            <text:p>TRUE</text:p>
          </table:table-cell>
          <table:table-cell office:value-type="string">
            <text:p>Lemon</text:p>
          </table:table-cell>
          <table:table-cell office:value-type="string">
            <text:p>pantry</text:p>
          </table:table-cell>
          <table:table-cell office:value-type="string">
            <text:p>chemical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eta</text:p>
          </table:table-cell>
          <table:table-cell office:value-type="string">
            <text:p>F20654</text:p>
          </table:table-cell>
          <table:table-cell office:value-type="string">
            <text:p>1/3kg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ilm Wrap</text:p>
          </table:table-cell>
          <table:table-cell office:value-type="string">
            <text:p>F55615</text:p>
          </table:table-cell>
          <table:table-cell office:value-type="string">
            <text:p>1/2500ft</text:p>
          </table:table-cell>
          <table:table-cell office:value-type="boolean" office:boolean-value="false">
            <text:p>FALSE</text:p>
          </table:table-cell>
          <table:table-cell office:value-type="string">
            <text:p>11", w/ Cutter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ilm Wrap</text:p>
          </table:table-cell>
          <table:table-cell office:value-type="string">
            <text:p>F55620</text:p>
          </table:table-cell>
          <table:table-cell office:value-type="string">
            <text:p>1/2500ft</text:p>
          </table:table-cell>
          <table:table-cell office:value-type="boolean" office:boolean-value="false">
            <text:p>FALSE</text:p>
          </table:table-cell>
          <table:table-cell office:value-type="string">
            <text:p>17", w/ Cutter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lour</text:p>
          </table:table-cell>
          <table:table-cell office:value-type="string">
            <text:p>F09137</text:p>
          </table:table-cell>
          <table:table-cell office:value-type="string">
            <text:p>1/20kg</text:p>
          </table:table-cell>
          <table:table-cell office:value-type="boolean" office:boolean-value="false">
            <text:p>FALSE</text:p>
          </table:table-cell>
          <table:table-cell office:value-type="string">
            <text:p>Unbleached, All Purpose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Foil</text:p>
          </table:table-cell>
          <table:table-cell office:value-type="string">
            <text:p>F55636</text:p>
          </table:table-cell>
          <table:table-cell office:value-type="string">
            <text:p>1/100m</text:p>
          </table:table-cell>
          <table:table-cell office:value-type="boolean" office:boolean-value="false">
            <text:p>FALSE</text:p>
          </table:table-cell>
          <table:table-cell office:value-type="string">
            <text:p>Heavy Duty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ranks</text:p>
          </table:table-cell>
          <table:table-cell office:value-type="string">
            <text:p>F06450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 office:value-type="string">
            <text:p>Red Hot, Wing Sauce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rench Dressing</text:p>
          </table:table-cell>
          <table:table-cell office:value-type="string">
            <text:p>F05012</text:p>
          </table:table-cell>
          <table:table-cell office:value-type="string">
            <text:p>200/18ml</text:p>
          </table:table-cell>
          <table:table-cell office:value-type="boolean" office:boolean-value="false">
            <text:p>FALSE</text:p>
          </table:table-cell>
          <table:table-cell office:value-type="string">
            <text:p>Individual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arbage Bags</text:p>
          </table:table-cell>
          <table:table-cell office:value-type="string">
            <text:p>F54172</text:p>
          </table:table-cell>
          <table:table-cell office:value-type="string">
            <text:p>1/100's</text:p>
          </table:table-cell>
          <table:table-cell office:value-type="boolean" office:boolean-value="false">
            <text:p>FALSE</text:p>
          </table:table-cell>
          <table:table-cell office:value-type="string">
            <text:p>35 x 50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arbage Bags</text:p>
          </table:table-cell>
          <table:table-cell office:value-type="string">
            <text:p>F54169</text:p>
          </table:table-cell>
          <table:table-cell office:value-type="string">
            <text:p>1/125's</text:p>
          </table:table-cell>
          <table:table-cell office:value-type="boolean" office:boolean-value="false">
            <text:p>FALSE</text:p>
          </table:table-cell>
          <table:table-cell office:value-type="string">
            <text:p>26 x 36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loves</text:p>
          </table:table-cell>
          <table:table-cell office:value-type="string">
            <text:p>F54262</text:p>
          </table:table-cell>
          <table:table-cell office:value-type="string">
            <text:p>10/100's</text:p>
          </table:table-cell>
          <table:table-cell office:value-type="boolean" office:boolean-value="true">
            <text:p>TRUE</text:p>
          </table:table-cell>
          <table:table-cell office:value-type="string">
            <text:p>Latex, Large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ouda, Smoked</text:p>
          </table:table-cell>
          <table:table-cell office:value-type="string">
            <text:p>F20637</text:p>
          </table:table-cell>
          <table:table-cell office:value-type="string">
            <text:p>1/4.37kg</text:p>
          </table:table-cell>
          <table:table-cell office:value-type="boolean" office:boolean-value="false">
            <text:p>FALSE</text:p>
          </table:table-cell>
          <table:table-cell office:value-type="string">
            <text:p>Wheel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Gravy</text:p>
          </table:table-cell>
          <table:table-cell office:value-type="string">
            <text:p>F03135</text:p>
          </table:table-cell>
          <table:table-cell office:value-type="string">
            <text:p>8/467gm</text:p>
          </table:table-cell>
          <table:table-cell office:value-type="boolean" office:boolean-value="false">
            <text:p>FALSE</text:p>
          </table:table-cell>
          <table:table-cell office:value-type="string">
            <text:p>Brown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reek Seasoning</text:p>
          </table:table-cell>
          <table:table-cell office:value-type="string">
            <text:p>F14210</text:p>
          </table:table-cell>
          <table:table-cell office:value-type="string">
            <text:p>1/510gm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fridge</text:p>
          </table:table-cell>
          <table:table-cell office:value-type="string">
            <text:p>spices</text:p>
          </table:table-cell>
          <table:table-cell office:value-type="string">
            <text:p>pigolive</text:p>
          </table:table-cell>
        </table:table-row>
        <table:table-row table:style-name="ro1">
          <table:table-cell office:value-type="string">
            <text:p>Green Peppers</text:p>
          </table:table-cell>
          <table:table-cell office:value-type="string">
            <text:p>Q02762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round Beef</text:p>
          </table:table-cell>
          <table:table-cell office:value-type="string">
            <text:p>F22372</text:p>
          </table:table-cell>
          <table:table-cell office:value-type="string">
            <text:p>2/2.27kg</text:p>
          </table:table-cell>
          <table:table-cell office:value-type="boolean" office:boolean-value="true">
            <text:p>TRUE</text:p>
          </table:table-cell>
          <table:table-cell office:value-type="string">
            <text:p>Lean, Cock</text:p>
          </table:table-cell>
          <table:table-cell office:value-type="string">
            <text:p>fridge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round Beef</text:p>
          </table:table-cell>
          <table:table-cell office:value-type="string">
            <text:p>P00001</text:p>
          </table:table-cell>
          <table:table-cell office:value-type="string">
            <text:p>10lb</text:p>
          </table:table-cell>
          <table:table-cell office:value-type="boolean" office:boolean-value="false">
            <text:p>FALSE</text:p>
          </table:table-cell>
          <table:table-cell office:value-type="string">
            <text:p>Medium</text:p>
          </table:table-cell>
          <table:table-cell office:value-type="string">
            <text:p>fridge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Hair Nets</text:p>
          </table:table-cell>
          <table:table-cell office:value-type="string">
            <text:p>F55804</text:p>
          </table:table-cell>
          <table:table-cell office:value-type="string">
            <text:p>1/144's</text:p>
          </table:table-cell>
          <table:table-cell office:value-type="boolean" office:boolean-value="true">
            <text:p>TRUE</text:p>
          </table:table-cell>
          <table:table-cell office:value-type="string">
            <text:p>Invisible</text:p>
          </table:table-cell>
          <table:table-cell office:value-type="string">
            <text:p>pantry</text:p>
          </table:table-cell>
          <table:table-cell office:value-type="string">
            <text:p>chemical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Hamburger Bun</text:p>
          </table:table-cell>
          <table:table-cell office:value-type="string">
            <text:p>F38351</text:p>
          </table:table-cell>
          <table:table-cell office:value-type="string">
            <text:p>48/80gm</text:p>
          </table:table-cell>
          <table:table-cell office:value-type="boolean" office:boolean-value="false">
            <text:p>FALSE</text:p>
          </table:table-cell>
          <table:table-cell office:value-type="string">
            <text:p>4", Classic</text:p>
          </table:table-cell>
          <table:table-cell office:value-type="string">
            <text:p>freezer</text:p>
          </table:table-cell>
          <table:table-cell office:value-type="string">
            <text:p>brea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Honey Garlic</text:p>
          </table:table-cell>
          <table:table-cell office:value-type="string">
            <text:p>F06479</text:p>
          </table:table-cell>
          <table:table-cell office:value-type="string">
            <text:p>2/4lt</text:p>
          </table:table-cell>
          <table:table-cell office:value-type="boolean" office:boolean-value="true">
            <text:p>TRUE</text:p>
          </table:table-cell>
          <table:table-cell office:value-type="string">
            <text:p>Wing Sauce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string">
            <text:p>F05020</text:p>
          </table:table-cell>
          <table:table-cell office:value-type="string">
            <text:p>200/18ml</text:p>
          </table:table-cell>
          <table:table-cell office:value-type="boolean" office:boolean-value="false">
            <text:p>FALSE</text:p>
          </table:table-cell>
          <table:table-cell office:value-type="string">
            <text:p>Individual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J-Cloth</text:p>
          </table:table-cell>
          <table:table-cell office:value-type="string">
            <text:p>F55350</text:p>
          </table:table-cell>
          <table:table-cell office:value-type="string">
            <text:p>1/100's</text:p>
          </table:table-cell>
          <table:table-cell office:value-type="boolean" office:boolean-value="false">
            <text:p>FALSE</text:p>
          </table:table-cell>
          <table:table-cell office:value-type="string">
            <text:p>Blue</text:p>
          </table:table-cell>
          <table:table-cell office:value-type="string">
            <text:p>pantry</text:p>
          </table:table-cell>
          <table:table-cell office:value-type="string">
            <text:p>chemical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Jalapenos</text:p>
          </table:table-cell>
          <table:table-cell office:value-type="string">
            <text:p>F01110</text:p>
          </table:table-cell>
          <table:table-cell office:value-type="string">
            <text:p>1/102oz</text:p>
          </table:table-cell>
          <table:table-cell office:value-type="boolean" office:boolean-value="true">
            <text:p>TRUE</text:p>
          </table:table-cell>
          <table:table-cell office:value-type="string">
            <text:p>Sliced, Can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Ketchup</text:p>
          </table:table-cell>
          <table:table-cell office:value-type="string">
            <text:p>F06950</text:p>
          </table:table-cell>
          <table:table-cell office:value-type="string">
            <text:p>500/8ml</text:p>
          </table:table-cell>
          <table:table-cell office:value-type="boolean" office:boolean-value="false">
            <text:p>FALSE</text:p>
          </table:table-cell>
          <table:table-cell office:value-type="string">
            <text:p>Individual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Ketchup</text:p>
          </table:table-cell>
          <table:table-cell office:value-type="string">
            <text:p>F06975</text:p>
          </table:table-cell>
          <table:table-cell office:value-type="string">
            <text:p>6/100oz</text:p>
          </table:table-cell>
          <table:table-cell office:value-type="boolean" office:boolean-value="true">
            <text:p>TRUE</text:p>
          </table:table-cell>
          <table:table-cell office:value-type="string">
            <text:p>Cans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Ketchup</text:p>
          </table:table-cell>
          <table:table-cell office:value-type="string">
            <text:p>F06979</text:p>
          </table:table-cell>
          <table:table-cell office:value-type="string">
            <text:p>24/275ml</text:p>
          </table:table-cell>
          <table:table-cell office:value-type="boolean" office:boolean-value="false">
            <text:p>FALSE</text:p>
          </table:table-cell>
          <table:table-cell office:value-type="string">
            <text:p>Upside Down, Squeeze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Lemon Juice</text:p>
          </table:table-cell>
          <table:table-cell office:value-type="string">
            <text:p>F10262</text:p>
          </table:table-cell>
          <table:table-cell office:value-type="string">
            <text:p>12/945ml</text:p>
          </table:table-cell>
          <table:table-cell office:value-type="boolean" office:boolean-value="true">
            <text:p>TRUE</text:p>
          </table:table-cell>
          <table:table-cell office:value-type="string">
            <text:p>Concentrate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Lemon Pepper</text:p>
          </table:table-cell>
          <table:table-cell office:value-type="string">
            <text:p>F13977</text:p>
          </table:table-cell>
          <table:table-cell office:value-type="string">
            <text:p>1/795gm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Lemons</text:p>
          </table:table-cell>
          <table:table-cell office:value-type="string">
            <text:p>Q01050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Lentils</text:p>
          </table:table-cell>
          <table:table-cell office:value-type="string">
            <text:p>F02148</text:p>
          </table:table-cell>
          <table:table-cell office:value-type="string">
            <text:p>1/2kg</text:p>
          </table:table-cell>
          <table:table-cell office:value-type="boolean" office:boolean-value="true">
            <text:p>TRUE</text:p>
          </table:table-cell>
          <table:table-cell office:value-type="string">
            <text:p>Red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Lids</text:p>
          </table:table-cell>
          <table:table-cell office:value-type="string">
            <text:p>F54503</text:p>
          </table:table-cell>
          <table:table-cell office:value-type="string">
            <text:p>25/100's</text:p>
          </table:table-cell>
          <table:table-cell office:value-type="boolean" office:boolean-value="true">
            <text:p>TRUE</text:p>
          </table:table-cell>
          <table:table-cell office:value-type="string">
            <text:p>3.5/4oz Lids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Limes</text:p>
          </table:table-cell>
          <table:table-cell office:value-type="string">
            <text:p>Q01052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alt Vinegar</text:p>
          </table:table-cell>
          <table:table-cell office:value-type="string">
            <text:p>F07275</text:p>
          </table:table-cell>
          <table:table-cell office:value-type="string">
            <text:p>1/4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oi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argarine</text:p>
          </table:table-cell>
          <table:table-cell office:value-type="string">
            <text:p>F44250</text:p>
          </table:table-cell>
          <table:table-cell office:value-type="string">
            <text:p>1/13kg</text:p>
          </table:table-cell>
          <table:table-cell office:value-type="boolean" office:boolean-value="false">
            <text:p>FALSE</text:p>
          </table:table-cell>
          <table:table-cell office:value-type="string">
            <text:p>Big</text:p>
          </table:table-cell>
          <table:table-cell office:value-type="string">
            <text:p>fridge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Mask</text:p>
          </table:table-cell>
          <table:table-cell office:value-type="string">
            <text:p>F55300</text:p>
          </table:table-cell>
          <table:table-cell office:value-type="string">
            <text:p>1/50's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chemical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ayo</text:p>
          </table:table-cell>
          <table:table-cell office:value-type="string">
            <text:p>F05159</text:p>
          </table:table-cell>
          <table:table-cell office:value-type="string">
            <text:p>1/16lt</text:p>
          </table:table-cell>
          <table:table-cell office:value-type="boolean" office:boolean-value="false">
            <text:p>FALSE</text:p>
          </table:table-cell>
          <table:table-cell office:value-type="string">
            <text:p>Kraft, Real, “Big”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ayo</text:p>
          </table:table-cell>
          <table:table-cell office:value-type="string">
            <text:p>F05157</text:p>
          </table:table-cell>
          <table:table-cell office:value-type="string">
            <text:p>2/3.78lt</text:p>
          </table:table-cell>
          <table:table-cell office:value-type="boolean" office:boolean-value="false">
            <text:p>FALSE</text:p>
          </table:table-cell>
          <table:table-cell office:value-type="string">
            <text:p>Kraft, Real, “Little”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edium Sauce</text:p>
          </table:table-cell>
          <table:table-cell office:value-type="string">
            <text:p>F06425</text:p>
          </table:table-cell>
          <table:table-cell office:value-type="string">
            <text:p>2/3.7lt</text:p>
          </table:table-cell>
          <table:table-cell office:value-type="boolean" office:boolean-value="true">
            <text:p>TRUE</text:p>
          </table:table-cell>
          <table:table-cell office:value-type="string">
            <text:p>2nd Degree, Wing Sauce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esquite</text:p>
          </table:table-cell>
          <table:table-cell office:value-type="string">
            <text:p>F06453</text:p>
          </table:table-cell>
          <table:table-cell office:value-type="string">
            <text:p>2/3.7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Milkette</text:p>
          </table:table-cell>
          <table:table-cell office:value-type="string">
            <text:p>F44155</text:p>
          </table:table-cell>
          <table:table-cell office:value-type="string">
            <text:p>4/160's</text:p>
          </table:table-cell>
          <table:table-cell office:value-type="boolean" office:boolean-value="true">
            <text:p>TRUE</text:p>
          </table:table-cell>
          <table:table-cell table:style-name="ce2" office:value-type="percentage" office:value="0.02">
            <text:p>2%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onterey Jack</text:p>
          </table:table-cell>
          <table:table-cell office:value-type="string">
            <text:p>F20631</text:p>
          </table:table-cell>
          <table:table-cell office:value-type="string">
            <text:p>4/2.5kg</text:p>
          </table:table-cell>
          <table:table-cell office:value-type="boolean" office:boolean-value="true">
            <text:p>TRUE</text:p>
          </table:table-cell>
          <table:table-cell office:value-type="string">
            <text:p>Shredded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ozarella</text:p>
          </table:table-cell>
          <table:table-cell office:value-type="string">
            <text:p>F20679</text:p>
          </table:table-cell>
          <table:table-cell office:value-type="string">
            <text:p>4/2.5lg</text:p>
          </table:table-cell>
          <table:table-cell office:value-type="boolean" office:boolean-value="true">
            <text:p>TRUE</text:p>
          </table:table-cell>
          <table:table-cell office:value-type="string">
            <text:p>Shredded, 17%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ozza Sticks</text:p>
          </table:table-cell>
          <table:table-cell office:value-type="string">
            <text:p>F35608</text:p>
          </table:table-cell>
          <table:table-cell office:value-type="string">
            <text:p>1/5lb</text:p>
          </table:table-cell>
          <table:table-cell office:value-type="boolean" office:boolean-value="false">
            <text:p>FALSE</text:p>
          </table:table-cell>
          <table:table-cell office:value-type="string">
            <text:p>Breaded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Mushrooms</text:p>
          </table:table-cell>
          <table:table-cell office:value-type="string">
            <text:p>Q02500B</text:p>
          </table:table-cell>
          <table:table-cell office:value-type="string">
            <text:p>1/lb</text:p>
          </table:table-cell>
          <table:table-cell office:value-type="boolean" office:boolean-value="false">
            <text:p>FALSE</text:p>
          </table:table-cell>
          <table:table-cell office:value-type="string">
            <text:p>Button, tub</text:p>
          </table:table-cell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ustard</text:p>
          </table:table-cell>
          <table:table-cell office:value-type="string">
            <text:p>F07074</text:p>
          </table:table-cell>
          <table:table-cell office:value-type="string">
            <text:p>2/2.9lt</text:p>
          </table:table-cell>
          <table:table-cell office:value-type="boolean" office:boolean-value="true">
            <text:p>TRUE</text:p>
          </table:table-cell>
          <table:table-cell office:value-type="string">
            <text:p>Yellow, Prepared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Nacho Chips</text:p>
          </table:table-cell>
          <table:table-cell office:value-type="string">
            <text:p>F01185</text:p>
          </table:table-cell>
          <table:table-cell office:value-type="string">
            <text:p>4/1.5lb</text:p>
          </table:table-cell>
          <table:table-cell office:value-type="boolean" office:boolean-value="true">
            <text:p>TRUE</text:p>
          </table:table-cell>
          <table:table-cell office:value-type="string">
            <text:p>Round, Yellow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Napkin</text:p>
          </table:table-cell>
          <table:table-cell office:value-type="string">
            <text:p>F55246</text:p>
          </table:table-cell>
          <table:table-cell office:value-type="string">
            <text:p>8/500's</text:p>
          </table:table-cell>
          <table:table-cell office:value-type="boolean" office:boolean-value="false">
            <text:p>FALSE</text:p>
          </table:table-cell>
          <table:table-cell office:value-type="string">
            <text:p>Cocktail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Olive Oil</text:p>
          </table:table-cell>
          <table:table-cell office:value-type="string">
            <text:p>F13736</text:p>
          </table:table-cell>
          <table:table-cell office:value-type="string">
            <text:p>1/3lt</text:p>
          </table:table-cell>
          <table:table-cell office:value-type="boolean" office:boolean-value="false">
            <text:p>FALSE</text:p>
          </table:table-cell>
          <table:table-cell office:value-type="string">
            <text:p>Pure, Extra Virgin</text:p>
          </table:table-cell>
          <table:table-cell office:value-type="string">
            <text:p>pantry</text:p>
          </table:table-cell>
          <table:table-cell office:value-type="string">
            <text:p>oil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Olives</text:p>
          </table:table-cell>
          <table:table-cell office:value-type="string">
            <text:p>F06720</text:p>
          </table:table-cell>
          <table:table-cell office:value-type="string">
            <text:p>1/3lt</text:p>
          </table:table-cell>
          <table:table-cell office:value-type="boolean" office:boolean-value="true">
            <text:p>TRUE</text:p>
          </table:table-cell>
          <table:table-cell office:value-type="string">
            <text:p>Black, Kalamata, Large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Onion Powder</text:p>
          </table:table-cell>
          <table:table-cell office:value-type="string">
            <text:p>F14000</text:p>
          </table:table-cell>
          <table:table-cell office:value-type="string">
            <text:p>1/550gm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Onion Rings</text:p>
          </table:table-cell>
          <table:table-cell office:value-type="string">
            <text:p>F20329</text:p>
          </table:table-cell>
          <table:table-cell office:value-type="string">
            <text:p>1/4kg</text:p>
          </table:table-cell>
          <table:table-cell office:value-type="boolean" office:boolean-value="false">
            <text:p>FALSE</text:p>
          </table:table-cell>
          <table:table-cell office:value-type="string">
            <text:p>Battered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Q002650</text:p>
          </table:table-cell>
          <table:table-cell office:value-type="string">
            <text:p>50lb</text:p>
          </table:table-cell>
          <table:table-cell office:value-type="boolean" office:boolean-value="false">
            <text:p>FALSE</text:p>
          </table:table-cell>
          <table:table-cell office:value-type="string">
            <text:p>Red</text:p>
          </table:table-cell>
          <table:table-cell office:value-type="string">
            <text:p>pantry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Q02600B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office:value-type="string">
            <text:p>Spanish</text:p>
          </table:table-cell>
          <table:table-cell office:value-type="string">
            <text:p>pantry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Orange Juice</text:p>
          </table:table-cell>
          <table:table-cell office:value-type="string">
            <text:p>F10101</text:p>
          </table:table-cell>
          <table:table-cell office:value-type="string">
            <text:p>6/1.89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fridge</text:p>
          </table:table-cell>
          <table:table-cell office:value-type="string">
            <text:p>ba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Oregano</text:p>
          </table:table-cell>
          <table:table-cell office:value-type="string">
            <text:p>F14015</text:p>
          </table:table-cell>
          <table:table-cell office:value-type="string">
            <text:p>1/150gm</text:p>
          </table:table-cell>
          <table:table-cell office:value-type="boolean" office:boolean-value="false">
            <text:p>FALSE</text:p>
          </table:table-cell>
          <table:table-cell office:value-type="string">
            <text:p>Rubbed, Leaves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nini Buns</text:p>
          </table:table-cell>
          <table:table-cell office:value-type="string">
            <text:p>F38352</text:p>
          </table:table-cell>
          <table:table-cell office:value-type="string">
            <text:p>45/120gm</text:p>
          </table:table-cell>
          <table:table-cell office:value-type="boolean" office:boolean-value="false">
            <text:p>FALSE</text:p>
          </table:table-cell>
          <table:table-cell office:value-type="string">
            <text:p>Swiss</text:p>
          </table:table-cell>
          <table:table-cell office:value-type="string">
            <text:p>freezer</text:p>
          </table:table-cell>
          <table:table-cell office:value-type="string">
            <text:p>bread</text:p>
          </table:table-cell>
          <table:table-cell office:value-type="string">
            <text:p>pigolive</text:p>
          </table:table-cell>
        </table:table-row>
        <table:table-row table:style-name="ro1">
          <table:table-cell office:value-type="string">
            <text:p>Panko</text:p>
          </table:table-cell>
          <table:table-cell office:value-type="string">
            <text:p>F09041</text:p>
          </table:table-cell>
          <table:table-cell office:value-type="string">
            <text:p>1/11.4kg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per Towels</text:p>
          </table:table-cell>
          <table:table-cell office:value-type="string">
            <text:p>F55315</text:p>
          </table:table-cell>
          <table:table-cell office:value-type="string">
            <text:p>24/205ft</text:p>
          </table:table-cell>
          <table:table-cell office:value-type="boolean" office:boolean-value="false">
            <text:p>FALSE</text:p>
          </table:table-cell>
          <table:table-cell office:value-type="string">
            <text:p>8”, Brown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prika</text:p>
          </table:table-cell>
          <table:table-cell office:value-type="string">
            <text:p>F14024</text:p>
          </table:table-cell>
          <table:table-cell office:value-type="string">
            <text:p>1/580gm</text:p>
          </table:table-cell>
          <table:table-cell office:value-type="boolean" office:boolean-value="false">
            <text:p>FALSE</text:p>
          </table:table-cell>
          <table:table-cell office:value-type="string">
            <text:p>Smoked, Spanish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rchment Paper</text:p>
          </table:table-cell>
          <table:table-cell office:value-type="string">
            <text:p>F55644</text:p>
          </table:table-cell>
          <table:table-cell office:value-type="string">
            <text:p>1/1000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rmesan</text:p>
          </table:table-cell>
          <table:table-cell office:value-type="string">
            <text:p>F20702</text:p>
          </table:table-cell>
          <table:table-cell office:value-type="string">
            <text:p>2/1kg</text:p>
          </table:table-cell>
          <table:table-cell office:value-type="boolean" office:boolean-value="true">
            <text:p>TRUE</text:p>
          </table:table-cell>
          <table:table-cell office:value-type="string">
            <text:p>Shredded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rsley Flakes</text:p>
          </table:table-cell>
          <table:table-cell office:value-type="string">
            <text:p>F14025</text:p>
          </table:table-cell>
          <table:table-cell office:value-type="string">
            <text:p>1/85gm</text:p>
          </table:table-cell>
          <table:table-cell office:value-type="boolean" office:boolean-value="false">
            <text:p>FALSE</text:p>
          </table:table-cell>
          <table:table-cell office:value-type="string">
            <text:p>(small)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tty Paper</text:p>
          </table:table-cell>
          <table:table-cell office:value-type="string">
            <text:p>F55625</text:p>
          </table:table-cell>
          <table:table-cell office:value-type="string">
            <text:p>12/1000's</text:p>
          </table:table-cell>
          <table:table-cell office:value-type="boolean" office:boolean-value="true">
            <text:p>TRUE</text:p>
          </table:table-cell>
          <table:table-cell office:value-type="string">
            <text:p>5.25” x 5.25”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eameal</text:p>
          </table:table-cell>
          <table:table-cell office:value-type="string">
            <text:p>P00003</text:p>
          </table:table-cell>
          <table:table-cell office:value-type="string">
            <text:p>5lb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ickles</text:p>
          </table:table-cell>
          <table:table-cell office:value-type="string">
            <text:p>F06630</text:p>
          </table:table-cell>
          <table:table-cell office:value-type="string">
            <text:p>1/19lt</text:p>
          </table:table-cell>
          <table:table-cell office:value-type="boolean" office:boolean-value="false">
            <text:p>FALSE</text:p>
          </table:table-cell>
          <table:table-cell office:value-type="string">
            <text:p>Deli Chip, Crinkle Cut</text:p>
          </table:table-cell>
          <table:table-cell office:value-type="string">
            <text:p>fridge</text:p>
          </table:table-cell>
          <table:table-cell/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Pizza Box</text:p>
          </table:table-cell>
          <table:table-cell office:value-type="string">
            <text:p>F54380</text:p>
          </table:table-cell>
          <table:table-cell office:value-type="string">
            <text:p>1/50's</text:p>
          </table:table-cell>
          <table:table-cell office:value-type="boolean" office:boolean-value="false">
            <text:p>FALSE</text:p>
          </table:table-cell>
          <table:table-cell office:value-type="string">
            <text:p>14”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lastic Forks</text:p>
          </table:table-cell>
          <table:table-cell office:value-type="string">
            <text:p>F54955</text:p>
          </table:table-cell>
          <table:table-cell office:value-type="string">
            <text:p>1/1000's</text:p>
          </table:table-cell>
          <table:table-cell office:value-type="boolean" office:boolean-value="false">
            <text:p>FALSE</text:p>
          </table:table-cell>
          <table:table-cell office:value-type="string">
            <text:p>Plastic, Take-out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lastic Knives</text:p>
          </table:table-cell>
          <table:table-cell office:value-type="string">
            <text:p>F54970</text:p>
          </table:table-cell>
          <table:table-cell office:value-type="string">
            <text:p>1/1000's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lastic Portion Cup</text:p>
          </table:table-cell>
          <table:table-cell office:value-type="string">
            <text:p>F54502</text:p>
          </table:table-cell>
          <table:table-cell office:value-type="string">
            <text:p>10/250's</text:p>
          </table:table-cell>
          <table:table-cell office:value-type="boolean" office:boolean-value="true">
            <text:p>TRUE</text:p>
          </table:table-cell>
          <table:table-cell office:value-type="string">
            <text:p>3.25oz, Translucent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lum Sauce</text:p>
          </table:table-cell>
          <table:table-cell office:value-type="string">
            <text:p>F06475</text:p>
          </table:table-cell>
          <table:table-cell office:value-type="string">
            <text:p>4/4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Poppers</text:p>
          </table:table-cell>
          <table:table-cell office:value-type="string">
            <text:p>F20440</text:p>
          </table:table-cell>
          <table:table-cell office:value-type="string">
            <text:p>2/2.5lb</text:p>
          </table:table-cell>
          <table:table-cell office:value-type="boolean" office:boolean-value="true">
            <text:p>TRUE</text:p>
          </table:table-cell>
          <table:table-cell office:value-type="string">
            <text:p>w/ Cream Cheese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Portion Bag</text:p>
          </table:table-cell>
          <table:table-cell office:value-type="string">
            <text:p>F54122</text:p>
          </table:table-cell>
          <table:table-cell office:value-type="string">
            <text:p>1/500's</text:p>
          </table:table-cell>
          <table:table-cell office:value-type="boolean" office:boolean-value="false">
            <text:p>FALSE</text:p>
          </table:table-cell>
          <table:table-cell office:value-type="string">
            <text:p>2lb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Portion Bag</text:p>
          </table:table-cell>
          <table:table-cell office:value-type="string">
            <text:p>F54140</text:p>
          </table:table-cell>
          <table:table-cell office:value-type="string">
            <text:p>1/500's</text:p>
          </table:table-cell>
          <table:table-cell office:value-type="boolean" office:boolean-value="false">
            <text:p>FALSE</text:p>
          </table:table-cell>
          <table:table-cell office:value-type="string">
            <text:p>2lb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otatoes</text:p>
          </table:table-cell>
          <table:table-cell office:value-type="string">
            <text:p>Q002807</text:p>
          </table:table-cell>
          <table:table-cell office:value-type="string">
            <text:p>50lb</text:p>
          </table:table-cell>
          <table:table-cell office:value-type="boolean" office:boolean-value="false">
            <text:p>FALSE</text:p>
          </table:table-cell>
          <table:table-cell office:value-type="string">
            <text:p>Jumbo</text:p>
          </table:table-cell>
          <table:table-cell office:value-type="string">
            <text:p>pantry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retzel</text:p>
          </table:table-cell>
          <table:table-cell office:value-type="string">
            <text:p>F36634</text:p>
          </table:table-cell>
          <table:table-cell office:value-type="string">
            <text:p>48/3oz</text:p>
          </table:table-cell>
          <table:table-cell office:value-type="boolean" office:boolean-value="false">
            <text:p>FALSE</text:p>
          </table:table-cell>
          <table:table-cell office:value-type="string">
            <text:p>w/Salt Pack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Ranch</text:p>
          </table:table-cell>
          <table:table-cell office:value-type="string">
            <text:p>F05191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 office:value-type="string">
            <text:p>Ranchers Choice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Red Peppers</text:p>
          </table:table-cell>
          <table:table-cell office:value-type="string">
            <text:p>Q02761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Red Wine Vinegar</text:p>
          </table:table-cell>
          <table:table-cell office:value-type="string">
            <text:p>F07295</text:p>
          </table:table-cell>
          <table:table-cell office:value-type="string">
            <text:p>2/5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oi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Relish</text:p>
          </table:table-cell>
          <table:table-cell office:value-type="string">
            <text:p>F06855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 office:value-type="string">
            <text:p>Sweet, Green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Romaine</text:p>
          </table:table-cell>
          <table:table-cell office:value-type="string">
            <text:p>Q002451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office:value-type="string">
            <text:p>Hearts</text:p>
          </table:table-cell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Rosemary</text:p>
          </table:table-cell>
          <table:table-cell office:value-type="string">
            <text:p>F14085</text:p>
          </table:table-cell>
          <table:table-cell office:value-type="string">
            <text:p>1/275gm</text:p>
          </table:table-cell>
          <table:table-cell office:value-type="boolean" office:boolean-value="false">
            <text:p>FALSE</text:p>
          </table:table-cell>
          <table:table-cell office:value-type="string">
            <text:p>Rubbed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alsa</text:p>
          </table:table-cell>
          <table:table-cell office:value-type="string">
            <text:p>F01105</text:p>
          </table:table-cell>
          <table:table-cell office:value-type="string">
            <text:p>4/3.27lt</text:p>
          </table:table-cell>
          <table:table-cell office:value-type="boolean" office:boolean-value="true">
            <text:p>TRUE</text:p>
          </table:table-cell>
          <table:table-cell office:value-type="string">
            <text:p>Mild, Thick/Chunky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alt</text:p>
          </table:table-cell>
          <table:table-cell office:value-type="string">
            <text:p>F13792</text:p>
          </table:table-cell>
          <table:table-cell office:value-type="string">
            <text:p>1/3lb</text:p>
          </table:table-cell>
          <table:table-cell office:value-type="boolean" office:boolean-value="true">
            <text:p>TRUE</text:p>
          </table:table-cell>
          <table:table-cell office:value-type="string">
            <text:p>Kosher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alt</text:p>
          </table:table-cell>
          <table:table-cell office:value-type="string">
            <text:p>F13791</text:p>
          </table:table-cell>
          <table:table-cell office:value-type="string">
            <text:p>1/20kg</text:p>
          </table:table-cell>
          <table:table-cell office:value-type="boolean" office:boolean-value="false">
            <text:p>FALSE</text:p>
          </table:table-cell>
          <table:table-cell office:value-type="string">
            <text:p>Table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alt</text:p>
          </table:table-cell>
          <table:table-cell office:value-type="string">
            <text:p>F99993</text:p>
          </table:table-cell>
          <table:table-cell office:value-type="string">
            <text:p>1/6000</text:p>
          </table:table-cell>
          <table:table-cell office:value-type="boolean" office:boolean-value="false">
            <text:p>FALSE</text:p>
          </table:table-cell>
          <table:table-cell office:value-type="string">
            <text:p>Individual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an Marzano Tomatoes</text:p>
          </table:table-cell>
          <table:table-cell office:value-type="string">
            <text:p>Q02760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office:value-type="string">
            <text:p>Cans</text:p>
          </table:table-cell>
          <table:table-cell table:number-columns-repeated="2" office:value-type="string">
            <text:p>pant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crubbies</text:p>
          </table:table-cell>
          <table:table-cell office:value-type="string">
            <text:p>F55803</text:p>
          </table:table-cell>
          <table:table-cell office:value-type="string">
            <text:p>1/12's</text:p>
          </table:table-cell>
          <table:table-cell office:value-type="boolean" office:boolean-value="true">
            <text:p>TRUE</text:p>
          </table:table-cell>
          <table:table-cell office:value-type="string">
            <text:p>Stainless Steel</text:p>
          </table:table-cell>
          <table:table-cell office:value-type="string">
            <text:p>pantry</text:p>
          </table:table-cell>
          <table:table-cell office:value-type="string">
            <text:p>chemical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eafood Sauce</text:p>
          </table:table-cell>
          <table:table-cell office:value-type="string">
            <text:p>F06481</text:p>
          </table:table-cell>
          <table:table-cell office:value-type="string">
            <text:p>2/4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mall Takeout</text:p>
          </table:table-cell>
          <table:table-cell office:value-type="string">
            <text:p>F54395</text:p>
          </table:table-cell>
          <table:table-cell office:value-type="string">
            <text:p>1/250's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our Cream</text:p>
          </table:table-cell>
          <table:table-cell office:value-type="string">
            <text:p>F44144</text:p>
          </table:table-cell>
          <table:table-cell office:value-type="string">
            <text:p>1/10lt</text:p>
          </table:table-cell>
          <table:table-cell office:value-type="boolean" office:boolean-value="false">
            <text:p>FALSE</text:p>
          </table:table-cell>
          <table:table-cell office:value-type="string">
            <text:p>14%, “Big”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our Cream</text:p>
          </table:table-cell>
          <table:table-cell office:value-type="string">
            <text:p>F44156</text:p>
          </table:table-cell>
          <table:table-cell office:value-type="string">
            <text:p>1/2lt</text:p>
          </table:table-cell>
          <table:table-cell office:value-type="boolean" office:boolean-value="false">
            <text:p>FALSE</text:p>
          </table:table-cell>
          <table:table-cell office:value-type="string">
            <text:p>Little Sour Cream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poons</text:p>
          </table:table-cell>
          <table:table-cell office:value-type="string">
            <text:p>F99994</text:p>
          </table:table-cell>
          <table:table-cell office:value-type="string">
            <text:p>1/1000's</text:p>
          </table:table-cell>
          <table:table-cell office:value-type="boolean" office:boolean-value="false">
            <text:p>FALSE</text:p>
          </table:table-cell>
          <table:table-cell office:value-type="string">
            <text:p>Plastic, Take-out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pray Bottle Triggers</text:p>
          </table:table-cell>
          <table:table-cell office:value-type="string">
            <text:p>F71100</text:p>
          </table:table-cell>
          <table:table-cell office:value-type="string">
            <text:p>1/each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chemical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pray Bottles</text:p>
          </table:table-cell>
          <table:table-cell office:value-type="string">
            <text:p>F71106</text:p>
          </table:table-cell>
          <table:table-cell office:value-type="string">
            <text:p>1/each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chemical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riracha</text:p>
          </table:table-cell>
          <table:table-cell office:value-type="string">
            <text:p>F06462</text:p>
          </table:table-cell>
          <table:table-cell office:value-type="string">
            <text:p>12/740ml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ub Buns</text:p>
          </table:table-cell>
          <table:table-cell office:value-type="string">
            <text:p>F36354</text:p>
          </table:table-cell>
          <table:table-cell office:value-type="string">
            <text:p>40/140gm</text:p>
          </table:table-cell>
          <table:table-cell office:value-type="boolean" office:boolean-value="false">
            <text:p>FALSE</text:p>
          </table:table-cell>
          <table:table-cell office:value-type="string">
            <text:p>12”, Fully Baked</text:p>
          </table:table-cell>
          <table:table-cell office:value-type="string">
            <text:p>freezer</text:p>
          </table:table-cell>
          <table:table-cell office:value-type="string">
            <text:p>bread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Sugar</text:p>
          </table:table-cell>
          <table:table-cell office:value-type="string">
            <text:p>F09570</text:p>
          </table:table-cell>
          <table:table-cell office:value-type="string">
            <text:p>10/2kg</text:p>
          </table:table-cell>
          <table:table-cell office:value-type="boolean" office:boolean-value="true">
            <text:p>TRUE</text:p>
          </table:table-cell>
          <table:table-cell office:value-type="string">
            <text:p>Granulated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Sugar</text:p>
          </table:table-cell>
          <table:table-cell office:value-type="string">
            <text:p>F09550</text:p>
          </table:table-cell>
          <table:table-cell office:value-type="string">
            <text:p>1000/3.5gm</text:p>
          </table:table-cell>
          <table:table-cell office:value-type="boolean" office:boolean-value="false">
            <text:p>FALSE</text:p>
          </table:table-cell>
          <table:table-cell office:value-type="string">
            <text:p>Individual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Sweet Potato Fries</text:p>
          </table:table-cell>
          <table:table-cell office:value-type="string">
            <text:p>F22117</text:p>
          </table:table-cell>
          <table:table-cell office:value-type="string">
            <text:p>6/2.5lb</text:p>
          </table:table-cell>
          <table:table-cell office:value-type="boolean" office:boolean-value="true">
            <text:p>TRUE</text:p>
          </table:table-cell>
          <table:table-cell office:value-type="string">
            <text:p>Plank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Tabasco Sauce</text:p>
          </table:table-cell>
          <table:table-cell office:value-type="string">
            <text:p>F06527</text:p>
          </table:table-cell>
          <table:table-cell office:value-type="string">
            <text:p>1/350ml</text:p>
          </table:table-cell>
          <table:table-cell office:value-type="boolean" office:boolean-value="true">
            <text:p>TRUE</text:p>
          </table:table-cell>
          <table:table-cell office:value-type="string">
            <text:p>Large</text:p>
          </table:table-cell>
          <table:table-cell office:value-type="string">
            <text:p>pantry</text:p>
          </table:table-cell>
          <table:table-cell office:value-type="string">
            <text:p>ba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able Cream</text:p>
          </table:table-cell>
          <table:table-cell office:value-type="string">
            <text:p>F44161</text:p>
          </table:table-cell>
          <table:table-cell office:value-type="string">
            <text:p>12/1lt</text:p>
          </table:table-cell>
          <table:table-cell office:value-type="boolean" office:boolean-value="true">
            <text:p>TRUE</text:p>
          </table:table-cell>
          <table:table-cell table:style-name="ce2" office:value-type="percentage" office:value="0.18">
            <text:p>18%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aco “Shells”</text:p>
          </table:table-cell>
          <table:table-cell office:value-type="string">
            <text:p>F01805</text:p>
          </table:table-cell>
          <table:table-cell office:value-type="string">
            <text:p>42/12's</text:p>
          </table:table-cell>
          <table:table-cell office:value-type="boolean" office:boolean-value="true">
            <text:p>TRUE</text:p>
          </table:table-cell>
          <table:table-cell office:value-type="string">
            <text:p>6", White, Soft</text:p>
          </table:table-cell>
          <table:table-cell office:value-type="string">
            <text:p>freezer</text:p>
          </table:table-cell>
          <table:table-cell office:value-type="string">
            <text:p>brea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aco Seasoning</text:p>
          </table:table-cell>
          <table:table-cell office:value-type="string">
            <text:p>F99999</text:p>
          </table:table-cell>
          <table:table-cell office:value-type="string">
            <text:p>1/660gm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ake-out Bags</text:p>
          </table:table-cell>
          <table:table-cell office:value-type="string">
            <text:p>F42512</text:p>
          </table:table-cell>
          <table:table-cell office:value-type="string">
            <text:p>1/1000's</text:p>
          </table:table-cell>
          <table:table-cell office:value-type="boolean" office:boolean-value="false">
            <text:p>FALSE</text:p>
          </table:table-cell>
          <table:table-cell office:value-type="string">
            <text:p>T-Shirt Style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ake-out Bowl Lids</text:p>
          </table:table-cell>
          <table:table-cell office:value-type="string">
            <text:p>F99995</text:p>
          </table:table-cell>
          <table:table-cell office:value-type="string">
            <text:p>1/1000's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ake-out Bowls</text:p>
          </table:table-cell>
          <table:table-cell office:value-type="string">
            <text:p>F99996</text:p>
          </table:table-cell>
          <table:table-cell office:value-type="string">
            <text:p>500/12o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ea</text:p>
          </table:table-cell>
          <table:table-cell office:value-type="string">
            <text:p>F10900</text:p>
          </table:table-cell>
          <table:table-cell office:value-type="string">
            <text:p>10/100's</text:p>
          </table:table-cell>
          <table:table-cell office:value-type="boolean" office:boolean-value="true">
            <text:p>TRUE</text:p>
          </table:table-cell>
          <table:table-cell office:value-type="string">
            <text:p>Orange Pekoe, Red Rose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Thyme</text:p>
          </table:table-cell>
          <table:table-cell office:value-type="string">
            <text:p>F14125</text:p>
          </table:table-cell>
          <table:table-cell office:value-type="string">
            <text:p>1/224gm</text:p>
          </table:table-cell>
          <table:table-cell office:value-type="boolean" office:boolean-value="false">
            <text:p>FALSE</text:p>
          </table:table-cell>
          <table:table-cell office:value-type="string">
            <text:p>Rubbed, Leaves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string">
            <text:p>F00702</text:p>
          </table:table-cell>
          <table:table-cell office:value-type="string">
            <text:p>6/3lt</text:p>
          </table:table-cell>
          <table:table-cell office:value-type="boolean" office:boolean-value="true">
            <text:p>TRUE</text:p>
          </table:table-cell>
          <table:table-cell office:value-type="string">
            <text:p>Whole, Plum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string">
            <text:p>Q002901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oothpicks</text:p>
          </table:table-cell>
          <table:table-cell office:value-type="string">
            <text:p>F55505</text:p>
          </table:table-cell>
          <table:table-cell office:value-type="string">
            <text:p>1/750's</text:p>
          </table:table-cell>
          <table:table-cell office:value-type="boolean" office:boolean-value="true">
            <text:p>TRUE</text:p>
          </table:table-cell>
          <table:table-cell office:value-type="string">
            <text:p>Club, 3.5”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ortilla</text:p>
          </table:table-cell>
          <table:table-cell office:value-type="string">
            <text:p>F01173</text:p>
          </table:table-cell>
          <table:table-cell office:value-type="string">
            <text:p>12/12's</text:p>
          </table:table-cell>
          <table:table-cell office:value-type="boolean" office:boolean-value="true">
            <text:p>TRUE</text:p>
          </table:table-cell>
          <table:table-cell office:value-type="string">
            <text:p>12”, Flour</text:p>
          </table:table-cell>
          <table:table-cell office:value-type="string">
            <text:p>freezer</text:p>
          </table:table-cell>
          <table:table-cell office:value-type="string">
            <text:p>brea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Vinegar</text:p>
          </table:table-cell>
          <table:table-cell office:value-type="string">
            <text:p>F07255</text:p>
          </table:table-cell>
          <table:table-cell office:value-type="string">
            <text:p>4/5lt</text:p>
          </table:table-cell>
          <table:table-cell office:value-type="boolean" office:boolean-value="true">
            <text:p>TRUE</text:p>
          </table:table-cell>
          <table:table-cell office:value-type="string">
            <text:p>White, Jug</text:p>
          </table:table-cell>
          <table:table-cell office:value-type="string">
            <text:p>pantry</text:p>
          </table:table-cell>
          <table:table-cell office:value-type="string">
            <text:p>oi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Vinegar</text:p>
          </table:table-cell>
          <table:table-cell office:value-type="string">
            <text:p>F07250</text:p>
          </table:table-cell>
          <table:table-cell office:value-type="string">
            <text:p>500/9gm</text:p>
          </table:table-cell>
          <table:table-cell office:value-type="boolean" office:boolean-value="false">
            <text:p>FALSE</text:p>
          </table:table-cell>
          <table:table-cell office:value-type="string">
            <text:p>White, Individual</text:p>
          </table:table-cell>
          <table:table-cell office:value-type="string">
            <text:p>pantry</text:p>
          </table:table-cell>
          <table:table-cell office:value-type="string">
            <text:p>oi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Wet Naps</text:p>
          </table:table-cell>
          <table:table-cell office:value-type="string">
            <text:p>F55251</text:p>
          </table:table-cell>
          <table:table-cell office:value-type="string">
            <text:p>1/1000's</text:p>
          </table:table-cell>
          <table:table-cell office:value-type="boolean" office:boolean-value="false">
            <text:p>FALSE</text:p>
          </table:table-cell>
          <table:table-cell office:value-type="string">
            <text:p>Moist Towelettes</text:p>
          </table:table-cell>
          <table:table-cell office:value-type="string">
            <text:p>pantry</text:p>
          </table:table-cell>
          <table:table-cell office:value-type="string">
            <text:p>ba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Wings</text:p>
          </table:table-cell>
          <table:table-cell office:value-type="string">
            <text:p>F31654</text:p>
          </table:table-cell>
          <table:table-cell office:value-type="string">
            <text:p>8/5lb</text:p>
          </table:table-cell>
          <table:table-cell office:value-type="boolean" office:boolean-value="true">
            <text:p>TRUE</text:p>
          </table:table-cell>
          <table:table-cell office:value-type="string">
            <text:p>8/10 IQF Split</text:p>
          </table:table-cell>
          <table:table-cell office:value-type="string">
            <text:p>freezer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Worchestershire Sauce</text:p>
          </table:table-cell>
          <table:table-cell office:value-type="string">
            <text:p>F06536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bar</text:p>
          </table:table-cell>
          <table:table-cell office:value-type="string">
            <text:p>findlays</text:p>
          </table:table-cell>
        </table:table-row>
      </table:table>
      <table:database-ranges>
        <table:database-range table:target-range-address="Sheet1.A2:Sheet1.H1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3">2021-09-03</text:date>, <text:time>23:1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9$Win32 OpenOffice.org_project/419m1$Build-9805</meta:generator>
    <dc:date>2021-09-03T23:17:10.76</dc:date>
    <dc:creator>Anomic Aphasia</dc:creator>
    <meta:editing-duration>PT4H18M39S</meta:editing-duration>
    <meta:editing-cycles>13</meta:editing-cycles>
    <meta:document-statistic meta:table-count="1" meta:cell-count="1316" meta:object-count="0"/>
  </office:meta>
</office:document-meta>
</file>